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5.0717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2.8189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6.7055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4" table:formula="of:=TODAY()" office:value-type="date" office:date-value="2011-05-09">
            <text:p>05/09/11</text:p>
          </table:table-cell>
          <table:table-cell table:number-columns-repeated="1018"/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send() (SendEvent)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SendBufferNotFull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SendBufferNotEmpty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3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table:style-name="Default" office:value-type="string">
            <text:p>Record sequence number with time it went out (for use with SRTT, RTO).</text:p>
            <text:p/>
            <text:p>If SYN (this could easily mean that variables are not initialized):</text:p>
            <text:p><text:s text:c="2"/>ISS (initial sequence number) ← 1;</text:p>
            <text:p><text:s text:c="2"/>SEG.SEQ ← ISS;</text:p>
            <text:p><text:s text:c="2"/>Insert SEG.SEQ into sequence number field of packet;</text:p>
            <text:p><text:s text:c="2"/>SND.UNA ← ISS;</text:p>
            <text:p><text:s text:c="2"/>SND.NXT ← ISS + 1;</text:p>
            <text:p><text:s text:c="2"/>Save SYN in retransmit buffer;</text:p>
            <text:p/>
            <text:p>If SYN &amp;&amp; ACK:</text:p>
            <text:p><text:s text:c="3"/>SEG.SEQ ← ISS;</text:p>
            <text:p><text:span text:style-name="T2"><text:s text:c="2"/></text:span><text:span text:style-name="T2">Insert SEG.SEQ into sequence number field of packet;</text:span></text:p>
            <text:p><text:s text:c="2"/>SND.NXT ← ISS + 1;</text:p>
            <text:p><text:s text:c="2"/>SND.UNA ← ISS;</text:p>
            <text:p><text:s text:c="2"/>Save SYNACK in retransmit buffer;</text:p>
            <text:p><text:s text:c="2"/></text:p>
            <text:p><text:s text:c="2"/></text:p>
          </table:table-cell>
          <table:table-cell table:style-name="Default" table:number-columns-repeated="4"/>
          <table:table-cell table:number-columns-repeated="1016"/>
        </table:table-row>
        <table:table-row table:style-name="ro4">
          <table:table-cell office:value-type="string">
            <text:p>TimerFired</text:p>
          </table:table-cell>
          <table:table-cell/>
          <table:table-cell office:value-type="string">
            <text:p><text:span text:style-name="T1">if state == TimeWait:</text:span></text:p>
            <text:p><text:span text:style-name="T1"><text:s/>→ </text:span><text:span text:style-name="T1">Closed;</text:span></text:p>
            <text:p><text:span text:style-name="T1"><text:s/></text:span><text:span text:style-name="T1">Dispatch [DeleteSocketEvent];</text:span>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ResendPacket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5">
          <table:table-cell office:value-type="string">
            <text:p>NetworkReceivePacket</text:p>
          </table:table-cell>
          <table:table-cell table:style-name="Default"/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1">If Fin &amp;&amp; state == Established:</text:span></text:p>
            <text:p><text:span text:style-name="T1"><text:s/>→ </text:span><text:span text:style-name="T1">CloseWait;</text:span></text:p>
            <text:p><text:span text:style-name="T1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table:style-name="Default" office:value-type="string">
            <text:p>(p. 41) Measure the elapsed time between sending a data octet with a particular</text:p>
            <text:p>sequence number and receiving an ack that covers that sequence number.</text:p>
            <text:p>(Segments sent do not have to match segments received.)</text:p>
            <text:p><text:s text:c="2"/>update SRTT</text:p>
            <text:p><text:s text:c="2"/>Update RTO</text:p>
            <text:p><text:s text:c="2"/>Remove sequence number with time it went out from memory</text:p>
            <text:p/>
            <text:p>If SYN (this could easily mean that variables are not initialized):</text:p>
            <text:p><text:s text:c="2"/>RCV.NXT ← SEG.SEQ + 1;</text:p>
            <text:p><text:s text:c="2"/>IRS ← SEQ.SEQ;</text:p>
            <text:p><text:s text:c="2"/>ISS ← 1;</text:p>
            <text:p><text:s text:c="2"/></text:p>
          </table:table-cell>
          <table:table-cell table:style-name="Default" table:number-columns-repeated="4"/>
          <table:table-cell table:number-columns-repeated="1016"/>
        </table:table-row>
        <table:table-row table:style-name="ro6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2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1022"/>
        </table:table-row>
        <table:table-row table:style-name="ro1">
          <table:table-cell office:value-type="string">
            <text:p>ReceiveBufferNotEmpty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ReceiveBufferNotFul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recv() (ReceiveEvent)</text:p>
          </table:table-cell>
          <table:table-cell table:style-name="Default"/>
          <table:table-cell table:number-columns-repeated="1022"/>
        </table:table-row>
        <table:table-row table:style-name="ro7">
          <table:table-cell table:style-name="ce3" office:value-type="string">
            <text:p>CloseEvent</text:p>
          </table:table-cell>
          <table:table-cell table:style-name="Default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DeleteSocket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4:4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09T14:49:17</dc:date>
    <dc:creator>Randy Buck</dc:creator>
    <meta:editing-duration>PT441H15M34S</meta:editing-duration>
    <meta:editing-cycles>140</meta:editing-cycles>
    <meta:generator>OpenOffice.org/3.2$Unix OpenOffice.org_project/320m12$Build-9483</meta:generator>
    <meta:printed-by>Randy Buck</meta:printed-by>
    <meta:print-date>2011-05-09T13:54:16</meta:print-date>
    <meta:document-statistic meta:table-count="3" meta:cell-count="30" meta:object-count="0"/>
  </office:meta>
</office:document-meta>
</file>